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51pt"/>
    </style:style>
    <style:style style:name="co2" style:family="table-column">
      <style:table-column-properties fo:break-before="auto" style:column-width="52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9.51pt"/>
    </style:style>
    <style:style style:name="co5" style:family="table-column">
      <style:table-column-properties fo:break-before="auto" style:column-width="49.15pt"/>
    </style:style>
    <style:style style:name="co6" style:family="table-column">
      <style:table-column-properties fo:break-before="auto" style:column-width="34.41pt"/>
    </style:style>
    <style:style style:name="co7" style:family="table-column">
      <style:table-column-properties fo:break-before="auto" style:column-width="51.25pt"/>
    </style:style>
    <style:style style:name="co8" style:family="table-column">
      <style:table-column-properties fo:break-before="auto" style:column-width="35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61"/>
    <style:style style:name="ce5" style:family="table-cell" style:parent-style-name="Default" style:data-style-name="N123"/>
  </office:automatic-styles>
  <office:body>
    <office:spreadsheet>
      <table:calculation-settings table:automatic-find-labels="false">
        <table:iteration table:status="enable" table:steps="200" table:maximum-difference="0.000001"/>
      </table:calculation-settings>
      <table:table table:name="Varying fact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BOUNDARY</text:p>
          </table:table-cell>
          <table:table-cell table:style-name="ce2" office:value-type="string" calcext:value-type="string" table:number-columns-spanned="3" table:number-rows-spanned="1">
            <text:p>patching.f</text:p>
          </table:table-cell>
          <table:covered-table-cell table:number-columns-repeated="2" table:style-name="ce3"/>
          <table:table-cell table:style-name="ce3" office:value-type="string" calcext:value-type="string">
            <text:p>BCPen.f</text:p>
          </table:table-cell>
          <table:table-cell table:style-name="ce3"/>
          <table:table-cell table:style-name="ce2" office:value-type="string" calcext:value-type="string" table:number-columns-spanned="2" table:number-rows-spanned="1">
            <text:p>Patchpen</text:p>
          </table:table-cell>
          <table:covered-table-cell table:style-name="ce3"/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Dirichlet 0</text:p>
          </table:table-cell>
          <table:table-cell table:style-name="ce3" office:value-type="string" calcext:value-type="string">
            <text:p>fac</text:p>
          </table:table-cell>
          <table:table-cell table:style-name="ce3" office:value-type="string" calcext:value-type="string">
            <text:p>alpha </text:p>
          </table:table-cell>
          <table:table-cell table:style-name="ce3" office:value-type="string" calcext:value-type="string">
            <text:p>beta</text:p>
          </table:table-cell>
          <table:table-cell table:style-name="ce3" office:value-type="string" calcext:value-type="string">
            <text:p>fac</text:p>
          </table:table-cell>
          <table:table-cell table:style-name="ce3" office:value-type="string" calcext:value-type="string">
            <text:p>Filtro</text:p>
          </table:table-cell>
          <table:table-cell table:style-name="ce3" office:value-type="string" calcext:value-type="string">
            <text:p>fac1</text:p>
          </table:table-cell>
          <table:table-cell table:style-name="ce3" office:value-type="string" calcext:value-type="string">
            <text:p>fac2</text:p>
          </table:table-cell>
          <table:table-cell table:style-name="ce3" office:value-type="string" calcext:value-type="string">
            <text:p>Revienta</text:p>
          </table:table-cell>
          <table:table-cell table:style-name="ce1" office:value-type="string" calcext:value-type="string">
            <text:p>W = 0</text:p>
          </table:table-cell>
        </table:table-row>
        <table:table-row table:style-name="ro1">
          <table:table-cell office:value-type="string" calcext:value-type="string">
            <text:p>NO 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NO 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0" calcext:value-type="float">
            <text:p>100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float" office:value="100000" calcext:value-type="float">
            <text:p>1000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4" office:value-type="float" office:value="1000000" calcext:value-type="float">
            <text:p>1.00E+06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4" office:value-type="float" office:value="10000" calcext:value-type="float">
            <text:p>1.00E+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5" calcext:value-type="float">
            <text:p>1.5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.5" calcext:value-type="float">
            <text:p>1.5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75" calcext:value-type="float">
            <text:p>0.75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2" calcext:value-type="float">
            <text:p>0.2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300000" calcext:value-type="float">
            <text:p>3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250000" calcext:value-type="float">
            <text:p>2.5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200000" calcext:value-type="float">
            <text:p>2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50000" calcext:value-type="float">
            <text:p>1.5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25000" calcext:value-type="float">
            <text:p>1.25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000" calcext:value-type="float">
            <text:p>1.00E+09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0" calcext:value-type="float">
            <text:p>1.00E+07</text:p>
          </table:table-cell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N = 0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D = 0.01</text:p>
          </table:table-cell>
          <table:table-cell office:value-type="float" office:value="10000000" calcext:value-type="float">
            <text:p>1.00E+07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4" office:value-type="float" office:value="100000" calcext:value-type="float">
            <text:p>1.00E+05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" office:value-type="float" office:value="1000000" calcext:value-type="float">
            <text:p>1.00E+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</table:table>
      <table:table table:name="Varying NU" table:style-name="ta1">
        <office:forms form:automatic-focus="false" form:apply-design-mode="false"/>
        <table:table-column table:style-name="co3" table:default-cell-style-name="ce5"/>
        <table:table-column table:style-name="co3" table:number-columns-repeated="2" table:default-cell-style-name="Default"/>
        <table:table-row table:style-name="ro1">
          <table:table-cell table:style-name="ce3" office:value-type="string" calcext:value-type="string">
            <text:p>nu</text:p>
          </table:table-cell>
          <table:table-cell table:style-name="ce3" office:value-type="string" calcext:value-type="string">
            <text:p>EXPLOTA</text:p>
          </table:table-cell>
          <table:table-cell table:style-name="ce3" office:value-type="string" calcext:value-type="string">
            <text:p>W = 0</text:p>
          </table:table-cell>
        </table:table-row>
        <table:table-row table:style-name="ro1">
          <table:table-cell office:value-type="float" office:value="4.2133" calcext:value-type="float">
            <text:p>4.213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.000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" calcext:value-type="float">
            <text:p>1.000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0.5" calcext:value-type="float">
            <text:p>0.500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0.1" calcext:value-type="float">
            <text:p>0.100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0.05" calcext:value-type="float">
            <text:p>0.050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0.02" calcext:value-type="float">
            <text:p>0.02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formula="of:=+([.A7]+[.A8])/2" office:value-type="float" office:value="0.035" calcext:value-type="float">
            <text:p>0.035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formula="of:=+([.A9]+[.A8])/2" office:value-type="float" office:value="0.0275" calcext:value-type="float">
            <text:p>0.027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formula="of:=+([.A10]+[.A9])/2" office:value-type="float" office:value="0.03125" calcext:value-type="float">
            <text:p>0.0313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formula="of:=+([.A10]+[.A11])/2" office:value-type="float" office:value="0.029375" calcext:value-type="float">
            <text:p>0.029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 VECES</text:p>
          </table:table-cell>
        </table:table-row>
        <table:table-row table:style-name="ro1" table:number-rows-repeated="7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2">00/00/0000</text:date>, <text:time style:data-style-name="N2" text:time-value="14:35:19.386118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8:52:49.809595246</meta:creation-date>
    <dc:date>2019-07-02T15:09:26.035326275</dc:date>
    <meta:editing-duration>PT17H26M52S</meta:editing-duration>
    <meta:editing-cycles>25</meta:editing-cycles>
    <meta:generator>LibreOffice/5.2.7.2$Linux_X86_64 LibreOffice_project/20m0$Build-2</meta:generator>
    <meta:document-statistic meta:table-count="2" meta:cell-count="604" meta:object-count="0"/>
  </office:meta>
</office:document-meta>
</file>